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7b1" officeooo:paragraph-rsid="000637b1"/>
    </style:style>
    <style:style style:name="P2" style:family="paragraph" style:parent-style-name="Standard">
      <style:text-properties officeooo:rsid="000637b1" officeooo:paragraph-rsid="00083400"/>
    </style:style>
    <style:style style:name="P3" style:family="paragraph" style:parent-style-name="Standard">
      <style:text-properties officeooo:rsid="00083400" officeooo:paragraph-rsid="00083400"/>
    </style:style>
    <style:style style:name="P4" style:family="paragraph" style:parent-style-name="Standard">
      <style:text-properties officeooo:rsid="0009dc16" officeooo:paragraph-rsid="0009dc16"/>
    </style:style>
    <style:style style:name="P5" style:family="paragraph" style:parent-style-name="Standard" style:list-style-name="L1">
      <style:text-properties officeooo:paragraph-rsid="00083400"/>
    </style:style>
    <style:style style:name="P6" style:family="paragraph" style:parent-style-name="Standard" style:list-style-name="L1">
      <style:text-properties officeooo:rsid="000637b1" officeooo:paragraph-rsid="000637b1"/>
    </style:style>
    <style:style style:name="P7" style:family="paragraph" style:parent-style-name="Standard" style:list-style-name="L2">
      <style:text-properties officeooo:rsid="000637b1" officeooo:paragraph-rsid="000637b1"/>
    </style:style>
    <style:style style:name="P8" style:family="paragraph" style:parent-style-name="Standard" style:list-style-name="L3">
      <style:text-properties officeooo:rsid="000637b1" officeooo:paragraph-rsid="000637b1"/>
    </style:style>
    <style:style style:name="P9" style:family="paragraph" style:parent-style-name="Standard">
      <style:text-properties officeooo:rsid="000637b1" officeooo:paragraph-rsid="000637b1"/>
    </style:style>
    <style:style style:name="P10" style:family="paragraph" style:parent-style-name="Standard" style:list-style-name="L4">
      <style:text-properties officeooo:rsid="000637b1" officeooo:paragraph-rsid="000637b1"/>
    </style:style>
    <style:style style:name="P11" style:family="paragraph" style:parent-style-name="Standard" style:list-style-name="L5">
      <style:text-properties officeooo:rsid="000637b1" officeooo:paragraph-rsid="000637b1"/>
    </style:style>
    <style:style style:name="P12" style:family="paragraph" style:parent-style-name="Standard">
      <style:text-properties officeooo:rsid="000637b1" officeooo:paragraph-rsid="00083400"/>
    </style:style>
    <style:style style:name="P13" style:family="paragraph" style:parent-style-name="Standard">
      <style:text-properties officeooo:rsid="000957f0" officeooo:paragraph-rsid="000957f0"/>
    </style:style>
    <style:style style:name="P14" style:family="paragraph" style:parent-style-name="Standard" style:list-style-name="L12">
      <style:text-properties officeooo:rsid="000957f0" officeooo:paragraph-rsid="000957f0"/>
    </style:style>
    <style:style style:name="P15" style:family="paragraph" style:parent-style-name="Standard" style:list-style-name="L6">
      <style:text-properties officeooo:rsid="00081521" officeooo:paragraph-rsid="00081521"/>
    </style:style>
    <style:style style:name="P16" style:family="paragraph" style:parent-style-name="Standard">
      <style:text-properties officeooo:rsid="00081521" officeooo:paragraph-rsid="00081521"/>
    </style:style>
    <style:style style:name="P17" style:family="paragraph" style:parent-style-name="Standard" style:list-style-name="L1">
      <style:text-properties officeooo:rsid="00083400" officeooo:paragraph-rsid="00083400"/>
    </style:style>
    <style:style style:name="P18" style:family="paragraph" style:parent-style-name="Standard" style:list-style-name="L10">
      <style:text-properties officeooo:rsid="00083400" officeooo:paragraph-rsid="00083400"/>
    </style:style>
    <style:style style:name="P19" style:family="paragraph" style:parent-style-name="Standard" style:list-style-name="L11">
      <style:text-properties officeooo:rsid="00083400" officeooo:paragraph-rsid="00083400"/>
    </style:style>
    <style:style style:name="P20" style:family="paragraph" style:parent-style-name="Standard" style:list-style-name="L12">
      <style:text-properties officeooo:rsid="00083400" officeooo:paragraph-rsid="00083400"/>
    </style:style>
    <style:style style:name="P21" style:family="paragraph" style:parent-style-name="Standard">
      <style:text-properties officeooo:rsid="000fc78d" officeooo:paragraph-rsid="000fc78d"/>
    </style:style>
    <style:style style:name="P22" style:family="paragraph" style:parent-style-name="Standard">
      <style:text-properties officeooo:paragraph-rsid="0011a483"/>
    </style:style>
    <style:style style:name="P23" style:family="paragraph" style:parent-style-name="Standard">
      <style:text-properties officeooo:paragraph-rsid="0009dc16"/>
    </style:style>
    <style:style style:name="P24" style:family="paragraph" style:parent-style-name="Standard" style:list-style-name="L13">
      <style:text-properties officeooo:rsid="001323d1" officeooo:paragraph-rsid="001323d1"/>
    </style:style>
    <style:style style:name="P25" style:family="paragraph" style:parent-style-name="Standard">
      <style:text-properties officeooo:rsid="001323d1" officeooo:paragraph-rsid="001323d1"/>
    </style:style>
    <style:style style:name="P26" style:family="paragraph" style:parent-style-name="Standard" style:list-style-name="L14">
      <style:text-properties officeooo:rsid="001323d1" officeooo:paragraph-rsid="001323d1"/>
    </style:style>
    <style:style style:name="P27" style:family="paragraph" style:parent-style-name="Standard" style:list-style-name="L10">
      <style:text-properties officeooo:rsid="001323d1" officeooo:paragraph-rsid="001323d1"/>
    </style:style>
    <style:style style:name="P28" style:family="paragraph" style:parent-style-name="Standard">
      <style:text-properties officeooo:paragraph-rsid="001323d1"/>
    </style:style>
    <style:style style:name="P29" style:family="paragraph" style:parent-style-name="Standard">
      <style:text-properties officeooo:rsid="0013f155" officeooo:paragraph-rsid="0013f155"/>
    </style:style>
    <style:style style:name="T1" style:family="text">
      <style:text-properties officeooo:rsid="000637b1"/>
    </style:style>
    <style:style style:name="T2" style:family="text">
      <style:text-properties officeooo:rsid="000957f0"/>
    </style:style>
    <style:style style:name="T3" style:family="text">
      <style:text-properties officeooo:rsid="0009dc16"/>
    </style:style>
    <style:style style:name="T4" style:family="text">
      <style:text-properties officeooo:rsid="0011a483"/>
    </style:style>
    <style:style style:name="T5" style:family="text">
      <style:text-properties officeooo:rsid="00127da8"/>
    </style:style>
    <style:style style:name="T6" style:family="text">
      <style:text-properties officeooo:rsid="001323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datory part of the assignment</text:p>
      <text:p text:style-name="P1"/>
      <text:p text:style-name="P22"><text:span text:style-name="T4">i was intentionally long winded in coding especially in the declaration to make the code and the assignment clearer</text:span></text:p>
      <text:p text:style-name="P1"/>
      <text:p text:style-name="P1">the first function <text:span text:style-name="T5">(esericzio1)</text:span> take as input</text:p>
      <text:list xml:id="list3171051411" text:style-name="L1">
        <text:list-item>
          <text:p text:style-name="P6">a phrase in string format</text:p>
        </text:list-item>
      </text:list>
      <text:p text:style-name="P1">the output is a dictionary that contains for each token extracted from the sentecne</text:p>
      <text:list xml:id="list4209099047" text:style-name="L2">
        <text:list-item>
          <text:p text:style-name="P7">as key the text of the the token itself or if there are more than one token with the same text, the token text followed by the position of the token in the original document</text:p>
        </text:list-item>
        <text:list-item>
          <text:p text:style-name="P7">as value the list of the token dependency of the ancestors from the root to the token itself</text:p>
        </text:list-item>
      </text:list>
      <text:p text:style-name="P1">the implementation is the following:</text:p>
      <text:list xml:id="list707868822" text:style-name="L3">
        <text:list-item>
          <text:p text:style-name="P8">parse the phrase using spacy</text:p>
        </text:list-item>
        <text:list-item>
          <text:p text:style-name="P8">iterate through all the tokens of the parsed document </text:p>
        </text:list-item>
        <text:list-item>
          <text:p text:style-name="P8">create the key of the dictionary (also checking if the key is already present to create an alternative key)</text:p>
        </text:list-item>
        <text:list-item>
          <text:p text:style-name="P8">for each token in the loop extract the generator of the ancestors with the method token.ancestors</text:p>
        </text:list-item>
        <text:list-item>
          <text:p text:style-name="P8">iterate over all the ancestors saving the value of dependency (token.dep_) in a list and then reverse the order of the list </text:p>
        </text:list-item>
        <text:list-item>
          <text:p text:style-name="P8">save the list as value of the dictionary with as key the corresponding token in the cycle</text:p>
        </text:list-item>
      </text:list>
      <text:p text:style-name="P13">the function must iterate in a double cycle to obtain the result so the complexity (ignoring spacy function complexity ) is O(n^2). Other implementation can possibly be done in a breadth first <text:s/>fashion or without using ancestors . In the second case you simply follow the link so the complexity is approcimately the same because you have to cycle from the token to the root . You could also do a search in all tree from the root to the token with a breadth first search (recursive or iterative) and in this case the complexity is exponential in the worst case but you have not to order at the last step. The usage of the dictionary offer the possibility to navigate the result between tokens but other options could be prefered in case of spatial constraints.</text:p>
      <text:p text:style-name="P21">You can use [::-1] in place of reverse , the only difference is t<text:span text:style-name="T5">that </text:span>he first one create a new list while the other one stack variable so they are in time equivalent and space <text:s/>equivalent <text:span text:style-name="T5">until the list is small.</text:span></text:p>
      <text:p text:style-name="P21"/>
      <text:p text:style-name="P1">the second function take as input</text:p>
      <text:list xml:id="list203827415435750" text:continue-list="list3171051411" text:style-name="L1">
        <text:list-item>
          <text:p text:style-name="P6">a phrase in string format</text:p>
        </text:list-item>
      </text:list>
      <text:p text:style-name="P1">the output is a dictionary that contains for each token extracted from the sentecne</text:p>
      <text:list xml:id="list4127104309" text:style-name="L4">
        <text:list-item>
          <text:p text:style-name="P10">as key the text of the the token itself or if there are more than one token with the same text, the token text followed by the position of the token in the original document</text:p>
        </text:list-item>
        <text:list-item>
          <text:p text:style-name="P10">as value the list of the token text of the descendant ordered with the order of the original document</text:p>
        </text:list-item>
      </text:list>
      <text:p text:style-name="P1">the implementation is the following:</text:p>
      <text:list xml:id="list3499029979" text:style-name="L5">
        <text:list-item>
          <text:p text:style-name="P11">parse the phrase using spacy</text:p>
        </text:list-item>
        <text:list-item>
          <text:p text:style-name="P11">iterate through all the tokens of the parsed document </text:p>
        </text:list-item>
        <text:list-item>
          <text:p text:style-name="P11">create the key of the dictionary (also checking if the key is already present to create an alternative key)</text:p>
        </text:list-item>
        <text:list-item>
          <text:p text:style-name="P11">for each token in the loop extract the generator of the descendant with the method token.subtree</text:p>
        </text:list-item>
        <text:list-item>
          <text:p text:style-name="P11">iterate over all the descendant saving them in a list </text:p>
        </text:list-item>
        <text:list-item>
          <text:p text:style-name="P11">save the list as value of the dictionary with as key the corresponding token in the cycle </text:p>
        </text:list-item>
      </text:list>
      <text:p text:style-name="P23"><text:span text:style-name="T3">consideration are similar to the first function. If you want a different order you can sort with an inside function that extract a value for the ordering, for example using the i attribute (it was left in </text:span><text:soft-page-break/><text:span text:style-name="T3">the comment of the function). Given the fact that we want to present the subtree in the order of the original sentence we do not have to order.</text:span></text:p>
      <text:p text:style-name="P1"/>
      <text:p text:style-name="P1">the third function take as input</text:p>
      <text:list xml:id="list3351040678" text:style-name="L6">
        <text:list-item>
          <text:p text:style-name="P15">a parsed phrase</text:p>
        </text:list-item>
        <text:list-item>
          <text:p text:style-name="P15">a wordlist taken from the parsed phrase</text:p>
        </text:list-item>
      </text:list>
      <text:p text:style-name="P16">the output is a bolean stating if the sequence forms a subtree <text:s/>(indipendently of the order of the words in the sequence). <text:line-break/><text:span text:style-name="T6">The implementation is the following</text:span></text:p>
      <text:list xml:id="list1115431221" text:style-name="L13">
        <text:list-item>
          <text:p text:style-name="P24">sort the wordlist</text:p>
        </text:list-item>
        <text:list-item>
          <text:p text:style-name="P24">iterate on each token of the document and extract the generator object of the subtree</text:p>
        </text:list-item>
        <text:list-item>
          <text:p text:style-name="P24">obtain all the element of the subtree in a list and order it</text:p>
        </text:list-item>
        <text:list-item>
          <text:p text:style-name="P24">compare the wordlist and the list of the subtree</text:p>
        </text:list-item>
      </text:list>
      <text:p text:style-name="P28"><text:span text:style-name="T6">the complexity is approximately O(n^2) due to the double cycle neglecting the spacy functions and the sorting. it is possible to check if the list was composed of elements in the same order of the three that we are try to find (so without consider all possible permutation of the lista) just removing the sorting action inside the function. it is also possible to reuse previously created function that extract the subtrees but the complexity is exactly the same and the space augment. In case we do not want the sorting and mantaining the same funtionalities we could probably resort to a breadth first fashion with exponential time</text:span></text:p>
      <text:p text:style-name="P3"/>
      <text:p text:style-name="P2">the fourth function take as input</text:p>
      <text:list xml:id="list203828392554612" text:continue-list="list203827415435750" text:style-name="L1">
        <text:list-item>
          <text:p text:style-name="P5"><text:span text:style-name="T1">a sequence in string <text:s/>or wordlist format rapresenting a pattern span </text:span></text:p>
        </text:list-item>
        <text:list-item>
          <text:p text:style-name="P17">a parsed document <text:span text:style-name="T6">(optional) forming the context from witch span was extracted</text:span></text:p>
        </text:list-item>
      </text:list>
      <text:p text:style-name="P2">the output is </text:p>
      <text:list xml:id="list1451363962" text:style-name="L14">
        <text:list-item>
          <text:p text:style-name="P26">if all argument were setted, a dictionary having as key the match id of the pattern founded in the document and as value the root of theese matches</text:p>
        </text:list-item>
        <text:list-item>
          <text:p text:style-name="P26">if only the wordlist was setted only the root of the span as a token</text:p>
        </text:list-item>
      </text:list>
      <text:p text:style-name="P2">the implementation is the following:</text:p>
      <text:list xml:id="list3902355474" text:style-name="L10">
        <text:list-item>
          <text:p text:style-name="P18">if sequence is a list convert it to string</text:p>
        </text:list-item>
        <text:list-item>
          <text:p text:style-name="P27">check if context was setted</text:p>
        </text:list-item>
      </text:list>
      <text:p text:style-name="P25">then if it was not set</text:p>
      <text:p text:style-name="P25">3. parse the phrase</text:p>
      <text:p text:style-name="P25">4. put in a span</text:p>
      <text:p text:style-name="P25">5. extract the root</text:p>
      <text:p text:style-name="P25">if it was set</text:p>
      <text:p text:style-name="P25">3. create a phrasematcher using as pattern the wordlist converted in string if it was necessary</text:p>
      <text:p text:style-name="P25">4. call the matcher on the context</text:p>
      <text:p text:style-name="P25">5. extract the matches id start and and and construct the result dictionari</text:p>
      <text:p text:style-name="P25">6. output the dicitionary</text:p>
      <text:p text:style-name="P29">this function is in the worst case (all parameter setted) linear exluding the complexity of the matcher. We could also find the pattern manually using a double cycle and setting manually the limits of the span but the complexity is quadratic.</text:p>
      <text:p text:style-name="P3"/>
      <text:p text:style-name="P3">the fifth function take as input a phrase to parse</text:p>
      <text:p text:style-name="P3">the output is a dictionary containing </text:p>
      <text:list xml:id="list2159047710" text:style-name="L11">
        <text:list-item>
          <text:p text:style-name="P19">as a key the string identifier of the dependency dobj, iobj, nsubj</text:p>
        </text:list-item>
        <text:list-item>
          <text:p text:style-name="P19">as value the list of span that satisifies this relation</text:p>
        </text:list-item>
      </text:list>
      <text:p text:style-name="P3">the implementation is the following</text:p>
      <text:list xml:id="list1930814180" text:style-name="L12">
        <text:list-item>
          <text:p text:style-name="P20">parse the document and create <text:span text:style-name="T2">the dictionary (and also the keys)</text:span></text:p>
        </text:list-item>
        <text:list-item>
          <text:p text:style-name="P14">create a matcher and inside it add three different patterns, one for each of the dependency that we want to extract</text:p>
        </text:list-item>
        <text:list-item>
          <text:p text:style-name="P14"><text:soft-page-break/>find the matches with the matcher. The matches are automatically adedd to the correct key of the dictionaries using inside defined function as callback in the case of the matching of one of the pattern(in particular we have three different callback for the three different dependencies that we want to retrieve)</text:p>
        </text:list-item>
      </text:list>
      <text:p text:style-name="P4">the usage of the callback could be avoided in favor of a cycle in which the element matched are assigned when you iterate over them but you have to design mechanism to recognise them beacuse the matcher only match the element and do not do nothing else but the callback is probably more efficient and make the code more readabl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1-04-16T21:22:29.086213419</meta:creation-date>
    <dc:date>2021-04-18T20:38:26.243377522</dc:date>
    <meta:editing-duration>PT3M50S</meta:editing-duration>
    <meta:editing-cycles>2</meta:editing-cycles>
    <meta:generator>LibreOffice/6.3.3.2$Linux_X86_64 LibreOffice_project/30$Build-2</meta:generator>
    <meta:document-statistic meta:table-count="0" meta:image-count="0" meta:object-count="0" meta:page-count="3" meta:paragraph-count="66" meta:word-count="1208" meta:character-count="6581" meta:non-whitespace-character-count="5461"/>
  </office:meta>
</office:document-meta>
</file>